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justify" style:justify-single-word="false"/>
      <style:text-properties fo:font-size="14pt" fo:language="es" fo:country="CR" fo:font-style="normal" style:text-underline-style="solid" style:text-underline-width="auto" style:text-underline-color="font-color" fo:font-weight="bold" officeooo:rsid="000debfe" officeooo:paragraph-rsid="0011e609" style:font-size-asian="14pt" style:font-style-asian="normal" style:font-weight-asian="bold" style:font-size-complex="14pt" style:font-style-complex="normal" style:font-weight-complex="bold"/>
    </style:style>
    <style:style style:name="P2" style:family="paragraph" style:parent-style-name="Standard">
      <style:paragraph-properties fo:text-align="justify" style:justify-single-word="false"/>
      <style:text-properties fo:font-size="14pt" fo:language="es" fo:country="CR" fo:font-style="normal" style:text-underline-style="solid" style:text-underline-width="auto" style:text-underline-color="font-color" fo:font-weight="bold" officeooo:rsid="000fd300" officeooo:paragraph-rsid="0011e609" style:font-size-asian="14pt" style:font-style-asian="normal" style:font-weight-asian="bold" style:font-size-complex="14pt" style:font-style-complex="normal" style:font-weight-complex="bold"/>
    </style:style>
    <style:style style:name="P3" style:family="paragraph" style:parent-style-name="Standard">
      <style:paragraph-properties fo:line-height="150%" fo:text-align="justify" style:justify-single-word="false"/>
      <style:text-properties fo:font-size="14pt" fo:language="es" fo:country="CR" fo:font-style="normal" style:text-underline-style="none" fo:font-weight="normal" officeooo:rsid="0017f6f0" officeooo:paragraph-rsid="001a9d0b" style:font-size-asian="14pt" style:font-style-asian="normal" style:font-weight-asian="normal" style:font-size-complex="14pt" style:font-style-complex="normal" style:font-weight-complex="normal"/>
    </style:style>
    <style:style style:name="P4" style:family="paragraph" style:parent-style-name="Standard">
      <style:paragraph-properties fo:line-height="150%" fo:text-align="justify" style:justify-single-word="false"/>
      <style:text-properties fo:font-size="14pt" fo:language="es" fo:country="CR" fo:font-style="normal" style:text-underline-style="none" fo:font-weight="normal" officeooo:rsid="0011e609" officeooo:paragraph-rsid="0011e609" style:font-size-asian="14pt" style:font-style-asian="normal" style:font-weight-asian="normal" style:font-size-complex="14pt" style:font-style-complex="normal" style:font-weight-complex="normal"/>
    </style:style>
    <style:style style:name="P5" style:family="paragraph" style:parent-style-name="Standard">
      <style:paragraph-properties fo:text-align="justify" style:justify-single-word="false"/>
      <style:text-properties fo:font-size="14pt" fo:language="es" fo:country="CR" fo:font-style="normal" style:text-underline-style="solid" style:text-underline-width="auto" style:text-underline-color="font-color" fo:font-weight="bold" officeooo:rsid="000fd300" officeooo:paragraph-rsid="0011e609" style:font-size-asian="14pt" style:font-style-asian="normal" style:font-weight-asian="bold" style:font-size-complex="14pt" style:font-style-complex="normal" style:font-weight-complex="bold"/>
    </style:style>
    <style:style style:name="P6" style:family="paragraph" style:parent-style-name="Standard">
      <style:paragraph-properties fo:text-align="justify" style:justify-single-word="false"/>
      <style:text-properties fo:font-size="14pt" fo:language="es" fo:country="CR" fo:font-style="normal" style:text-underline-style="solid" style:text-underline-width="auto" style:text-underline-color="font-color" fo:font-weight="bold" officeooo:rsid="0014b1da" officeooo:paragraph-rsid="0011e609" style:font-size-asian="14pt" style:font-style-asian="normal" style:font-weight-asian="bold" style:font-size-complex="14pt" style:font-style-complex="normal" style:font-weight-complex="bold"/>
    </style:style>
    <style:style style:name="P7" style:family="paragraph" style:parent-style-name="Standard">
      <style:paragraph-properties fo:line-height="150%" fo:text-align="justify" style:justify-single-word="false"/>
      <style:text-properties fo:font-size="14pt" fo:font-style="normal" fo:font-weight="normal" officeooo:paragraph-rsid="001aee13"/>
    </style:style>
    <style:style style:name="P8" style:family="paragraph" style:parent-style-name="Standard">
      <style:paragraph-properties fo:line-height="150%" fo:text-align="justify" style:justify-single-word="false"/>
      <style:text-properties fo:font-variant="normal" fo:text-transform="none" fo:color="#000000" loext:opacity="100%" style:font-name="S hne" fo:font-size="12pt" fo:letter-spacing="normal" fo:language="es" fo:country="CR" fo:font-style="normal" style:text-underline-style="none" fo:font-weight="normal" officeooo:rsid="0014b1da" officeooo:paragraph-rsid="0011e609" style:font-size-asian="14pt" style:font-style-asian="normal" style:font-weight-asian="normal" style:font-size-complex="14pt" style:font-style-complex="normal" style:font-weight-complex="normal"/>
    </style:style>
    <style:style style:name="T1" style:family="text">
      <style:text-properties officeooo:rsid="0011e609"/>
    </style:style>
    <style:style style:name="T2" style:family="text">
      <style:text-properties officeooo:rsid="00128402"/>
    </style:style>
    <style:style style:name="T3" style:family="text">
      <style:text-properties officeooo:rsid="001a163b"/>
    </style:style>
    <style:style style:name="T4" style:family="text">
      <style:text-properties officeooo:rsid="001a9d0b"/>
    </style:style>
    <style:style style:name="T5" style:family="text">
      <style:text-properties officeooo:rsid="001aa318"/>
    </style:style>
    <style:style style:name="T6" style:family="text">
      <style:text-properties officeooo:rsid="001aee13"/>
    </style:style>
    <style:style style:name="T7" style:family="text">
      <style:text-properties fo:font-variant="normal" fo:text-transform="none" fo:color="#000000" loext:opacity="100%" style:font-name="S hne" fo:font-size="12pt" fo:letter-spacing="normal" fo:background-color="transparent" loext:char-shading-value="0"/>
    </style:style>
    <style:style style:name="T8" style:family="text">
      <style:text-properties fo:font-variant="normal" fo:text-transform="none" fo:color="#000000" loext:opacity="100%" style:font-name="S hne" fo:font-size="12pt" fo:letter-spacing="normal" officeooo:rsid="001db06e" fo:background-color="transparent" loext:char-shading-value="0"/>
    </style:style>
    <style:style style:name="T9" style:family="text">
      <style:text-properties fo:font-variant="normal" fo:text-transform="none" fo:color="#000000" loext:opacity="100%" style:font-name="S hne" fo:font-size="12pt" fo:letter-spacing="normal" officeooo:rsid="001e0ae6" fo:background-color="transparent" loext:char-shading-value="0"/>
    </style:style>
    <style:style style:name="T10" style:family="text">
      <style:text-properties fo:language="es" fo:country="CR" style:text-underline-style="none" officeooo:rsid="001aee13" style:font-size-asian="14pt" style:font-style-asian="normal" style:font-weight-asian="normal" style:font-size-complex="14pt" style:font-style-complex="normal" style:font-weight-complex="normal"/>
    </style:style>
    <style:style style:name="T11" style:family="text">
      <style:text-properties fo:language="es" fo:country="CR" style:text-underline-style="none" officeooo:rsid="001c4e95" style:font-size-asian="14pt" style:font-style-asian="normal" style:font-weight-asian="normal" style:font-size-complex="14pt" style:font-style-complex="normal" style:font-weight-complex="normal"/>
    </style:style>
    <style:style style:name="T12" style:family="text">
      <style:text-properties officeooo:rsid="001db06e"/>
    </style:style>
    <style:style style:name="T13" style:family="text">
      <style:text-properties officeooo:rsid="002061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 <text:span text:style-name="T1">se</text:span> <text:span text:style-name="T1">v</text:span>a hacer?</text:p>
      <text:p text:style-name="P4">Se va a desarrollar una API de preguntas numéricas con decimales que permita crear, almacenar por medio de un archivo JSON las preguntas con la debida respuesta. Estas preguntas pueden incluir información como el enunciado de la pregunta, el valor numérico esperado como respuesta, el rango permitido, y posiblemente otras propiedades relacionadas. <text:span text:style-name="T3">Ademas se implementara la visualización en PDF después de generar la pregunta y tener una previsualización de como se vera en PDF.</text:span></text:p>
      <text:p text:style-name="P1"/>
      <text:p text:style-name="P1">¿Como lo <text:span text:style-name="T2">voy</text:span> a hacer?</text:p>
      <text:p text:style-name="P3">Se creara un <text:span text:style-name="T3">marco de trabajo usando DRAG AND DROP ya que se tendrá un menú donde se escogerá el compone</text:span><text:span text:style-name="T4">n</text:span><text:span text:style-name="T3">te </text:span><text:span text:style-name="T4">input_number</text:span><text:span text:style-name="T3"> </text:span><text:span text:style-name="T4">y se arrastrara al marco de trabajo, cuando el componente este en el marco de trabajo en la parte derecha del marco se mostraran algunas opciones para configurar el input_number como lo son: un numero mínimo y un máximo, el nombre de la etiqueta(Label), donde se va alinear la etiqueta, al </text:span><text:span text:style-name="T5">input_number un placeholder en caso que se necesite una guía, en cuanto a las validaciones por medio de un checkbox se podrá marcar que el campo es requerido. Se pensara si se necesita un color de texto para agregarlo. </text:span></text:p>
      <text:p text:style-name="P1"/>
      <text:p text:style-name="P2">¿Donde lo <text:span text:style-name="T6">voy</text:span> hacer?</text:p>
      <text:p text:style-name="P7"><text:span text:style-name="T10">La creación de la </text:span><text:span text:style-name="T11">API</text:span><text:span text:style-name="T10"> se llevara acabo en Django usando la biblioteca de djangorestframework que nos facilitara la creación de la API; </text:span><text:span text:style-name="T11">se creara un serializador con el siguiente nombre: </text:span><text:span text:style-name="T7">PreguntaNumericaDecimalSerializer, </text:span><text:span text:style-name="T8">se creara una carpeta views donde se creara un archivo viewset.py que es el que se encargara de enviar los datos y las operaciones CRUD, </text:span><text:span text:style-name="T9">en el archivo urls.py se agregaran todas las rutas usando rest_framework importando el modulo routers. Se creara una carpeta templates donde creare un archivo input_number.html que es el que interactuara con la vista. Ademas para la carga dinámica se creara un archivo input_number.js que va a permitir que se puedan guardar los cambios que se hagan en un archivo JSON.</text:span></text:p>
      <text:p text:style-name="P2"/>
      <text:p text:style-name="P6">¿Por que lo v<text:span text:style-name="T12">oy</text:span> hacer?</text:p>
      <text:p text:style-name="P6"><text:soft-page-break/></text:p>
      <text:p text:style-name="P8">La API de preguntas numéricas con decimales se desarrollará con el propósito de proporcionar una herramienta versátil para interactuar con preguntas numéricas en aplicaciones <text:span text:style-name="T13">que se desarrollen</text:span>, cuestionarios en línea, sistemas de evaluación automática y cualquier otro contexto en el que se requiera la manipulación de datos numéricos con reglas y validaciones específica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8T08:14:55.742157973</meta:creation-date>
    <meta:editing-duration>PT3M17S</meta:editing-duration>
    <meta:editing-cycles>3</meta:editing-cycles>
    <meta:generator>LibreOffice/7.3.7.2$Linux_X86_64 LibreOffice_project/30$Build-2</meta:generator>
    <dc:date>2023-09-28T16:29:04.576868268</dc:date>
    <meta:document-statistic meta:table-count="0" meta:image-count="0" meta:object-count="0" meta:page-count="2" meta:paragraph-count="8" meta:word-count="374" meta:character-count="2290" meta:non-whitespace-character-count="1923"/>
  </office:meta>
</office:document-meta>
</file>